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DestinationMessageHandlerTests.handleUn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DestinationMessageHandlerTests.handleMessageFromBrokerWithAc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serDestinationMessageHandlerTests.ignor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DestinationMessageHandlerTests.handle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DestinationMessageHandlerTests.handleMessageWithoutAc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DestinationMessageHandlerTests.handleMessageFromBrokerWithoutAc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DestinationMessageHandlerTests.hand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DestinationMessageHandlerTests.createWith( SimpMessageType type , String user , String sessionId , String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